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2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2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style:font-name="Liberation Sans2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2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2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style:font-name="Liberation Sans2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Sans2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Sans2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Sans2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font-name="Liberation Sans2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1" style:family="text">
      <style:text-properties fo:color="#000000" style:text-underline-style="none" fo:font-weight="normal" officeooo:rsid="01fe9f11" style:font-weight-asian="normal" style:font-weight-complex="normal"/>
    </style:style>
    <style:style style:name="T92" style:family="text">
      <style:text-properties fo:color="#000000" style:text-underline-style="none" fo:font-weight="normal" officeooo:rsid="02e5ade6" style:font-weight-asian="normal" style:font-weight-complex="normal"/>
    </style:style>
    <style:style style:name="T93" style:family="text">
      <style:text-properties fo:color="#000000" style:text-underline-style="none" fo:font-weight="normal" officeooo:rsid="0154e886" style:font-weight-asian="normal" style:font-weight-complex="normal"/>
    </style:style>
    <style:style style:name="T94" style:family="text">
      <style:text-properties fo:color="#000000" style:text-underline-style="none" fo:font-weight="normal" officeooo:rsid="0200070f" style:font-weight-asian="normal" style:font-weight-complex="normal"/>
    </style:style>
    <style:style style:name="T95" style:family="text">
      <style:text-properties fo:color="#000000" style:text-underline-style="none" fo:font-weight="normal" officeooo:rsid="0183b5ef" style:font-weight-asian="normal" style:font-weight-complex="normal"/>
    </style:style>
    <style:style style:name="T96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officeooo:rsid="0172e4a7"/>
    </style:style>
    <style:style style:name="T101" style:family="text">
      <style:text-properties officeooo:rsid="01b1b55e"/>
    </style:style>
    <style:style style:name="T102" style:family="text">
      <style:text-properties officeooo:rsid="01b3a209"/>
    </style:style>
    <style:style style:name="T103" style:family="text">
      <style:text-properties officeooo:rsid="02023406"/>
    </style:style>
    <style:style style:name="T104" style:family="text">
      <style:text-properties fo:font-weight="bold" officeooo:rsid="01be8095" style:font-weight-asian="bold" style:font-weight-complex="bold"/>
    </style:style>
    <style:style style:name="T105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style:font-name="Liberation Sans2" fo:font-size="12pt" style:font-size-asian="12pt" style:font-size-complex="12pt"/>
    </style:style>
    <style:style style:name="T110" style:family="text">
      <style:text-properties officeooo:rsid="020b9d9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7">C</text:span></text:span><text:span text:style-name="Strong_20_Emphasis"><text:span text:style-name="T66">hecklist voor </text:span></text:span><text:span text:style-name="Strong_20_Emphasis"><text:span text:style-name="T68">de installatie</text:span></text:span><text:span text:style-name="Strong_20_Emphasis"><text:span text:style-name="T66"> van </text:span></text:span><text:reference-mark-start text:name="Distributie"/><text:span text:style-name="Strong_20_Emphasis"><text:span text:style-name="T69">Ubunt</text:span></text:span><text:span text:style-name="Strong_20_Emphasis"><text:span text:style-name="T70">u</text:span></text:span><text:reference-mark-end text:name="Distributie"/><text:span text:style-name="Strong_20_Emphasis"><text:span text:style-name="T69"> </text:span></text:span><text:reference-mark-start text:name="Versie"/><text:span text:style-name="Strong_20_Emphasis"><text:span text:style-name="T71">20</text:span></text:span><text:span text:style-name="Strong_20_Emphasis"><text:span text:style-name="T69">.</text:span></text:span><text:span text:style-name="Strong_20_Emphasis"><text:span text:style-name="T72">04</text:span></text:span><text:reference-mark-end text:name="Versie"/><text:span text:style-name="Strong_20_Emphasis"><text:span text:style-name="T66"> </text:span></text:span><text:span text:style-name="Strong_20_Emphasis"><text:span text:style-name="T73">LTS </text:span></text:span><text:reference-mark-start text:name="Editie"/><text:span text:style-name="Strong_20_Emphasis"><text:span text:style-name="T74">desktop</text:span></text:span><text:reference-mark-end text:name="Editie"/><text:span text:style-name="Strong_20_Emphasis"><text:span text:style-name="T75"> </text:span></text:span><text:span text:style-name="Strong_20_Emphasis"><text:span text:style-name="T66">op </text:span></text:span><text:reference-mark-start text:name="Computernaam"/><text:span text:style-name="Strong_20_Emphasis"><text:span text:style-name="T76">pc</text:span></text:span><text:span text:style-name="Strong_20_Emphasis"><text:span text:style-name="T79">06</text:span></text:span><text:reference-mark-end text:name="Computernaam"/><text:span text:style-name="T78">.</text:span></text:p>
      <text:p text:style-name="P6"/>
      <text:p text:style-name="P2"><text:span text:style-name="T7">Kijk op</text:span><text:span text:style-name="T66"> </text:span><text:a xlink:type="simple" xlink:href="https://karelzimmer.nl/" text:style-name="Internet_20_link" text:visited-style-name="Visited_20_Internet_20_Link"><text:span text:style-name="Internet_20_link"><text:span text:style-name="T105">karelzimmer.nl</text:span></text:span></text:a><text:span text:style-name="T66"> </text:span><text:span text:style-name="T14">voor</text:span><text:span text:style-name="T15"> </text:span><text:span text:style-name="T97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9"/></text:span></text:p>
      <text:p text:style-name="P19"><text:span text:style-name="Definition"><text:span text:style-name="T107">g</text:span></text:span><text:span text:style-name="Definition"><text:span text:style-name="T106">ebruiker</text:span></text:span><text:span text:style-name="T66"><text:tab/><text:tab/><text:tab/><text:tab/></text:span><text:span text:style-name="User_20_Entry"><text:span text:style-name="T90">K</text:span></text:span><text:span text:style-name="User_20_Entry"><text:span text:style-name="T87">arel Zimmer</text:span></text:span></text:p>
      <text:p text:style-name="P20"><text:span text:style-name="Definition"><text:span text:style-name="T107">g</text:span></text:span><text:span text:style-name="Definition"><text:span text:style-name="T106">ebruikersnaam</text:span></text:span><text:span text:style-name="T66"><text:tab/></text:span><text:span text:style-name="T79">karel</text:span></text:p>
      <text:p text:style-name="P22"><text:span text:style-name="Definition"><text:span text:style-name="T107">c</text:span></text:span><text:span text:style-name="Definition"><text:span text:style-name="T106">omputernaam<text:tab/><text:tab/></text:span></text:span><text:span text:style-name="User_20_Entry"><text:span text:style-name="T81"><text:reference-ref text:reference-format="text" text:ref-name="Computernaam">pc06</text:reference-ref></text:span></text:span></text:p>
      <text:p text:style-name="P21"><text:span text:style-name="Definition"><text:span text:style-name="T107">o</text:span></text:span><text:span text:style-name="Definition"><text:span text:style-name="T108">pstartmenu</text:span></text:span><text:span text:style-name="T66"><text:tab/><text:tab/><text:tab/></text:span><text:span text:style-name="T80">Blauwe ThinkVantage knop &gt; </text:span><text:span text:style-name="User_20_Entry"><text:span text:style-name="T85">F12</text:span></text:span></text:p>
      <text:p text:style-name="P43"><text:span text:style-name="Definition"><text:span text:style-name="T107">i</text:span></text:span><text:span text:style-name="Definition"><text:span text:style-name="T108">nstellingen</text:span></text:span><text:span text:style-name="T66"><text:tab/><text:tab/><text:tab/></text:span><text:span text:style-name="T80">Blauwe ThinkVantage knop &gt; </text:span><text:span text:style-name="User_20_Entry"><text:span text:style-name="T86">F</text:span></text:span><text:span text:style-name="User_20_Entry"><text:span text:style-name="T88">1</text:span></text:span></text:p>
      <text:p text:style-name="P4"><text:span text:style-name="Definition"><text:span text:style-name="T107"/></text:span></text:p>
      <text:p text:style-name="P12"/>
      <text:list xml:id="list907350037" text:style-name="L1">
        <text:list-item>
          <text:p text:style-name="P45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30931965486510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8">Toetsenbord</text:span></text:span><text:span text:style-name="Strong_20_Emphasis"><text:span text:style-name="T59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0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0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7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30931671519502" text:continue-numbering="true" text:style-name="L1">
        <text:list-item>
          <text:p text:style-name="P44">Installatie afronden</text:p>
        </text:list-item>
      </text:list>
      <text:p text:style-name="P11"><text:span text:style-name="Emphasis"><text:span text:style-name="T9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8">Als </text:span><text:span text:style-name="T103">bij </text:span><text:span text:style-name="T98">stap </text:span><text:span text:style-name="T104">2</text:span><text:span text:style-name="T98"> </text:span><text:span text:style-name="T100">de </text:span><text:span text:style-name="T101">toetsenbordindelin</text:span><text:span text:style-name="T102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6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1">Instellingen </text:span></text:span><text:span text:style-name="Strong_20_Emphasis"><text:span text:style-name="T30">op het pictogram van </text:span></text:span><text:span text:style-name="Strong_20_Emphasis"><text:span text:style-name="T62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">O</text:span><text:span text:style-name="T9">nder </text:span><text:span text:style-name="Strong_20_Emphasis"><text:span text:style-name="T63">I</text:span></text:span><text:span text:style-name="Strong_20_Emphasis"><text:span text:style-name="T64">nvoerbron</text:span></text:span><text:span text:style-name="T9"> </text:span><text:span text:style-name="T10">klik </text:span><text:span text:style-name="T9">op </text:span><text:span text:style-name="Strong_20_Emphasis"><text:span text:style-name="T64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4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4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5"><text:span text:style-name="T20">Sluit het scherm </text:span><text:span text:style-name="Strong_20_Emphasis"><text:span text:style-name="T65">Regio en taal</text:span></text:span><text:span text:style-name="T20">.</text:span></text:p>
          </table:table-cell>
        </table:table-row>
      </table:table>
      <text:p text:style-name="P8"/>
      <text:p text:style-name="P14"/>
      <text:list xml:id="list130930970047223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6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91">Einde checklist, d</text:span><text:span text:style-name="T92">e installatie van </text:span><text:span text:style-name="T92"><text:reference-ref text:reference-format="text" text:ref-name="Distributie">Ubuntu</text:reference-ref></text:span><text:span text:style-name="T92"><text:s/></text:span><text:span text:style-name="T93"><text:reference-ref text:reference-format="text" text:ref-name="Versie">20.04</text:reference-ref></text:span><text:span text:style-name="T93"><text:s/></text:span><text:span text:style-name="T94">LTS</text:span><text:span text:style-name="T92"> </text:span><text:span text:style-name="T92"><text:reference-ref text:reference-format="text" text:ref-name="Editie">desktop</text:reference-ref></text:span><text:span text:style-name="T92"><text:s/></text:span><text:span text:style-name="T95">op </text:span><text:span text:style-name="T95"><text:reference-ref text:reference-format="text" text:ref-name="Computernaam">pc06</text:reference-ref></text:span><text:span text:style-name="T95"><text:s/></text:span><text:span text:style-name="T92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9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2-15T13:09:30.484912768">1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3:09:06.829513364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1</meta:editing-cycles>
    <meta:editing-duration>P7DT7H21M32S</meta:editing-duration>
    <dc:creator>Karel Zimmer</dc:creator>
    <meta:document-statistic meta:table-count="4" meta:image-count="0" meta:object-count="0" meta:page-count="2" meta:paragraph-count="35" meta:word-count="237" meta:character-count="1649" meta:non-whitespace-character-count="1422"/>
    <meta:user-defined meta:name="Info 1"/>
    <meta:user-defined meta:name="Info 2"/>
    <meta:user-defined meta:name="Info 3"/>
    <meta:user-defined meta:name="Info 4"/>
  </office:meta>
</office:document-meta>
</file>